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at_row_no</text:p>
          </table:table-cell>
          <table:table-cell office:value-type="string" calcext:value-type="string">
            <text:p>mat_col_no</text:p>
          </table:table-cell>
          <table:table-cell office:value-type="string" calcext:value-type="string">
            <text:p>conv_row_no</text:p>
          </table:table-cell>
          <table:table-cell office:value-type="string" calcext:value-type="string">
            <text:p>conv_col_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58" calcext:value-type="float">
            <text:p>0.0000019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858" calcext:value-type="float">
            <text:p>0.00000185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09" calcext:value-type="float">
            <text:p>0.0000019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29" calcext:value-type="float">
            <text:p>0.00000202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62" calcext:value-type="float">
            <text:p>0.00000206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9" calcext:value-type="float">
            <text:p>0.000002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36" calcext:value-type="float">
            <text:p>0.00000193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29" calcext:value-type="float">
            <text:p>0.00000202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83" calcext:value-type="float">
            <text:p>0.00000198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54" calcext:value-type="float">
            <text:p>0.0000020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91376" calcext:value-type="float">
            <text:p>0.00059137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56764" calcext:value-type="float">
            <text:p>0.00045676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377027" calcext:value-type="float">
            <text:p>0.00037702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773002" calcext:value-type="float">
            <text:p>0.00077300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313876" calcext:value-type="float">
            <text:p>0.00031387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55039" calcext:value-type="float">
            <text:p>0.00045503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60174" calcext:value-type="float">
            <text:p>0.00056017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39025" calcext:value-type="float">
            <text:p>0.00043902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5642" calcext:value-type="float">
            <text:p>0.0005564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662714" calcext:value-type="float">
            <text:p>0.00066271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364546" calcext:value-type="float">
            <text:p>0.036454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90335" calcext:value-type="float">
            <text:p>0.029033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91399" calcext:value-type="float">
            <text:p>0.019139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1674" calcext:value-type="float">
            <text:p>0.0216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91567" calcext:value-type="float">
            <text:p>0.01915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81932" calcext:value-type="float">
            <text:p>0.018193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82256" calcext:value-type="float">
            <text:p>0.018225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7627" calcext:value-type="float">
            <text:p>0.01776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5289" calcext:value-type="float">
            <text:p>0.017528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5303" calcext:value-type="float">
            <text:p>0.017530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514417" calcext:value-type="float">
            <text:p>0.051441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358366" calcext:value-type="float">
            <text:p>0.035836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75987" calcext:value-type="float">
            <text:p>0.027598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95342" calcext:value-type="float">
            <text:p>0.029534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86123" calcext:value-type="float">
            <text:p>0.028612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301697" calcext:value-type="float">
            <text:p>0.030169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79698" calcext:value-type="float">
            <text:p>0.027969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8262" calcext:value-type="float">
            <text:p>0.0182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84793" calcext:value-type="float">
            <text:p>0.018479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05499" calcext:value-type="float">
            <text:p>0.020549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703503" calcext:value-type="float">
            <text:p>0.070350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83533" calcext:value-type="float">
            <text:p>0.02835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91733" calcext:value-type="float">
            <text:p>0.01917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6467" calcext:value-type="float">
            <text:p>0.01864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45868" calcext:value-type="float">
            <text:p>0.024586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66257" calcext:value-type="float">
            <text:p>0.016625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75192" calcext:value-type="float">
            <text:p>0.017519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90573" calcext:value-type="float">
            <text:p>0.019057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4471" calcext:value-type="float">
            <text:p>0.018447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8167" calcext:value-type="float">
            <text:p>0.01881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13255" calcext:value-type="float">
            <text:p>0.031325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43033" calcext:value-type="float">
            <text:p>0.03430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95589" calcext:value-type="float">
            <text:p>0.029558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97536" calcext:value-type="float">
            <text:p>0.029753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405111" calcext:value-type="float">
            <text:p>0.040511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52358" calcext:value-type="float">
            <text:p>0.025235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04574" calcext:value-type="float">
            <text:p>0.03045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7237" calcext:value-type="float">
            <text:p>0.02723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85148" calcext:value-type="float">
            <text:p>0.028514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87364" calcext:value-type="float">
            <text:p>0.028736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475879" calcext:value-type="float">
            <text:p>0.04758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88246" calcext:value-type="float">
            <text:p>0.028824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540556" calcext:value-type="float">
            <text:p>0.054055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548777" calcext:value-type="float">
            <text:p>0.05487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31146" calcext:value-type="float">
            <text:p>0.033114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423535" calcext:value-type="float">
            <text:p>0.042353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01167" calcext:value-type="float">
            <text:p>0.030116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40446" calcext:value-type="float">
            <text:p>0.024044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51052" calcext:value-type="float">
            <text:p>0.025105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63233" calcext:value-type="float">
            <text:p>0.02632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6058" calcext:value-type="float">
            <text:p>1.6605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049" calcext:value-type="float">
            <text:p>1.5804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264" calcext:value-type="float">
            <text:p>1.5826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311" calcext:value-type="float">
            <text:p>1.5831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6132" calcext:value-type="float">
            <text:p>1.5613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6939" calcext:value-type="float">
            <text:p>1.5693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4411" calcext:value-type="float">
            <text:p>1.5441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448" calcext:value-type="float">
            <text:p>1.6144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745" calcext:value-type="float">
            <text:p>1.6174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28" calcext:value-type="float">
            <text:p>1.612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44" calcext:value-type="float">
            <text:p>3.04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656" calcext:value-type="float">
            <text:p>3.65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314" calcext:value-type="float">
            <text:p>3.31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86" calcext:value-type="float">
            <text:p>3.08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328" calcext:value-type="float">
            <text:p>3.32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3026" calcext:value-type="float">
            <text:p>1.8302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7189" calcext:value-type="float">
            <text:p>1.8718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8071" calcext:value-type="float">
            <text:p>1.9807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7089" calcext:value-type="float">
            <text:p>1.9708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0234" calcext:value-type="float">
            <text:p>2.0023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845" calcext:value-type="float">
            <text:p>1.884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6547" calcext:value-type="float">
            <text:p>1.9654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8422" calcext:value-type="float">
            <text:p>1.9842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1077" calcext:value-type="float">
            <text:p>2.0107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0812" calcext:value-type="float">
            <text:p>2.0081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73" calcext:value-type="float">
            <text:p>4.57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52" calcext:value-type="float">
            <text:p>4.55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701" calcext:value-type="float">
            <text:p>3.70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692" calcext:value-type="float">
            <text:p>3.69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486" calcext:value-type="float">
            <text:p>4.48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637" calcext:value-type="float">
            <text:p>4.63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801" calcext:value-type="float">
            <text:p>4.80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36" calcext:value-type="float">
            <text:p>4.53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5599" calcext:value-type="float">
            <text:p>1.9559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3794" calcext:value-type="float">
            <text:p>2.0379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7063" calcext:value-type="float">
            <text:p>1.9706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6454" calcext:value-type="float">
            <text:p>1.9645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1867" calcext:value-type="float">
            <text:p>2.0186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66062" calcext:value-type="float">
            <text:p>1.6606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0692" calcext:value-type="float">
            <text:p>2.0069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66404" calcext:value-type="float">
            <text:p>1.6640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7512" calcext:value-type="float">
            <text:p>1.9751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4658" calcext:value-type="float">
            <text:p>1.9465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596" calcext:value-type="float">
            <text:p>4.59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5.386" calcext:value-type="float">
            <text:p>5.38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884" calcext:value-type="float">
            <text:p>4.88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835" calcext:value-type="float">
            <text:p>3.83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114" calcext:value-type="float">
            <text:p>4.11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792" calcext:value-type="float">
            <text:p>4.79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841" calcext:value-type="float">
            <text:p>4.84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57" calcext:value-type="float">
            <text:p>2.015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899" calcext:value-type="float">
            <text:p>2.0189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2005" calcext:value-type="float">
            <text:p>2.0200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457" calcext:value-type="float">
            <text:p>2.0145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3321" calcext:value-type="float">
            <text:p>2.0332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89" calcext:value-type="float">
            <text:p>2.018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2143" calcext:value-type="float">
            <text:p>2.0214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79" calcext:value-type="float">
            <text:p>2.017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17" calcext:value-type="float">
            <text:p>2.011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0574" calcext:value-type="float">
            <text:p>2.0057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69" calcext:value-type="float">
            <text:p>4.56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16" calcext:value-type="float">
            <text:p>4.51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5.146" calcext:value-type="float">
            <text:p>5.14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656" calcext:value-type="float">
            <text:p>4.65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87" calcext:value-type="float">
            <text:p>4.58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083" calcext:value-type="float">
            <text:p>4.08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687" calcext:value-type="float">
            <text:p>4.68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13544" calcext:value-type="float">
            <text:p>2.1354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296" calcext:value-type="float">
            <text:p>2.0229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6863" calcext:value-type="float">
            <text:p>2.0686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3788" calcext:value-type="float">
            <text:p>2.0378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663" calcext:value-type="float">
            <text:p>2.0266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5053" calcext:value-type="float">
            <text:p>2.0505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1883" calcext:value-type="float">
            <text:p>2.0188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1.83734" calcext:value-type="float">
            <text:p>1.8373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337" calcext:value-type="float">
            <text:p>2.0337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5253" calcext:value-type="float">
            <text:p>2.0525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943" calcext:value-type="float">
            <text:p>4.943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961" calcext:value-type="float">
            <text:p>4.96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871" calcext:value-type="float">
            <text:p>3.87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671" calcext:value-type="float">
            <text:p>4.671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865" calcext:value-type="float">
            <text:p>3.86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949" calcext:value-type="float">
            <text:p>3.949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636" calcext:value-type="float">
            <text:p>4.636</text:p>
          </table:table-cell>
        </table:table-row>
      </table:table>
      <table:table table:name="Pivot Table_data-good_1" table:style-name="ta1">
        <table:table-column table:style-name="co8" table:default-cell-style-name="ce3"/>
        <table:table-column table:style-name="co8" table:default-cell-style-name="ce8"/>
        <table:table-column table:style-name="co8" table:number-columns-repeated="2" table:default-cell-style-name="ce7"/>
        <table:table-column table:style-name="co8" table:default-cell-style-name="ce12"/>
        <table:table-row table:style-name="ro1">
          <table:table-cell table:style-name="ce1" office:value-type="string" calcext:value-type="string">
            <text:p>mat_row_no</text:p>
          </table:table-cell>
          <table:table-cell table:style-name="ce6" office:value-type="string" calcext:value-type="string">
            <text:p>mat_col_n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unner</text:p>
          </table:table-cell>
          <table:table-cell table:style-name="ce11" office:value-type="string" calcext:value-type="string">
            <text:p>Average - elapsed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908" calcext:value-type="float">
            <text:p>0.0000019908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0.0001" calcext:value-type="float">
            <text:p>0.000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185417" calcext:value-type="float">
            <text:p>0.0005185417</text:p>
          </table:table-cell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java</text:p>
          </table:table-cell>
          <table:table-cell table:style-name="ce13" office:value-type="float" office:value="0.0011" calcext:value-type="float">
            <text:p>0.0011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146994" calcext:value-type="float">
            <text:p>0.02146994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0.1347" calcext:value-type="float">
            <text:p>0.134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884542" calcext:value-type="float">
            <text:p>0.02884542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0.1664" calcext:value-type="float">
            <text:p>0.166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515764" calcext:value-type="float">
            <text:p>0.02515764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0.2363" calcext:value-type="float">
            <text:p>0.23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056338" calcext:value-type="float">
            <text:p>0.03056338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0.1733" calcext:value-type="float">
            <text:p>0.173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664037" calcext:value-type="float">
            <text:p>0.03664037</text:p>
          </table:table-cell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java</text:p>
          </table:table-cell>
          <table:table-cell table:style-name="ce13" office:value-type="float" office:value="0.1963" calcext:value-type="float">
            <text:p>0.1963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92637" calcext:value-type="float">
            <text:p>1.592637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2.976" calcext:value-type="float">
            <text:p>2.9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50917" calcext:value-type="float">
            <text:p>1.950917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4.1855" calcext:value-type="float">
            <text:p>4.185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20105" calcext:value-type="float">
            <text:p>1.920105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4.266" calcext:value-type="float">
            <text:p>4.26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7819" calcext:value-type="float">
            <text:p>2.017819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java</text:p>
          </table:table-cell>
          <table:table-cell table:style-name="ce13" office:value-type="float" office:value="4.4304" calcext:value-type="float">
            <text:p>4.430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8447" calcext:value-type="float">
            <text:p>2.028447</text:p>
          </table:table-cell>
        </table:table-row>
        <table:table-row table:style-name="ro1">
          <table:table-cell table:style-name="ce5"/>
          <table:table-cell table:style-name="ce10" table:number-columns-repeated="2"/>
          <table:table-cell table:style-name="ce10" office:value-type="string" calcext:value-type="string">
            <text:p>java</text:p>
          </table:table-cell>
          <table:table-cell table:style-name="ce14" office:value-type="float" office:value="4.375" calcext:value-type="float">
            <text:p>4.375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E25" table:buttons="'Pivot Table_data-good_1'.A1 'Pivot Table_data-good_1'.B1 'Pivot Table_data-good_1'.C1 'Pivot Table_data-good_1'.D1" table:grand-total="none" table:show-filter-button="false" table:drill-down-on-double-click="false">
          <table:source-cell-range table:cell-range-address="'data-good'.A1:'data-good'.G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_row_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_col_no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ner" table:orientation="row" table:used-hierarchy="0" table:function="auto">
            <table:data-pilot-level table:show-empty="false" calcext:repeat-item-labels="false">
              <table:data-pilot-members>
                <table:data-pilot-member table:name="cpp" table:display="true" table:show-details="true"/>
                <table:data-pilot-member table:name="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001858" table:display="true" table:show-details="true"/>
                <table:data-pilot-member table:name="0.000001909" table:display="true" table:show-details="true"/>
                <table:data-pilot-member table:name="0.000001936" table:display="true" table:show-details="true"/>
                <table:data-pilot-member table:name="0.000001958" table:display="true" table:show-details="true"/>
                <table:data-pilot-member table:name="0.000001983" table:display="true" table:show-details="true"/>
                <table:data-pilot-member table:name="0.000002029" table:display="true" table:show-details="true"/>
                <table:data-pilot-member table:name="0.000002054" table:display="true" table:show-details="true"/>
                <table:data-pilot-member table:name="0.000002062" table:display="true" table:show-details="true"/>
                <table:data-pilot-member table:name="0.00000209" table:display="true" table:show-details="true"/>
                <table:data-pilot-member table:name="0.000313876" table:display="true" table:show-details="true"/>
                <table:data-pilot-member table:name="0.000377027" table:display="true" table:show-details="true"/>
                <table:data-pilot-member table:name="0.000439025" table:display="true" table:show-details="true"/>
                <table:data-pilot-member table:name="0.000455039" table:display="true" table:show-details="true"/>
                <table:data-pilot-member table:name="0.000456764" table:display="true" table:show-details="true"/>
                <table:data-pilot-member table:name="0.00055642" table:display="true" table:show-details="true"/>
                <table:data-pilot-member table:name="0.000560174" table:display="true" table:show-details="true"/>
                <table:data-pilot-member table:name="0.000591376" table:display="true" table:show-details="true"/>
                <table:data-pilot-member table:name="0.000662714" table:display="true" table:show-details="true"/>
                <table:data-pilot-member table:name="0.000773002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166257" table:display="true" table:show-details="true"/>
                <table:data-pilot-member table:name="0.0175192" table:display="true" table:show-details="true"/>
                <table:data-pilot-member table:name="0.0175289" table:display="true" table:show-details="true"/>
                <table:data-pilot-member table:name="0.0175303" table:display="true" table:show-details="true"/>
                <table:data-pilot-member table:name="0.0177627" table:display="true" table:show-details="true"/>
                <table:data-pilot-member table:name="0.0181932" table:display="true" table:show-details="true"/>
                <table:data-pilot-member table:name="0.0182256" table:display="true" table:show-details="true"/>
                <table:data-pilot-member table:name="0.018262" table:display="true" table:show-details="true"/>
                <table:data-pilot-member table:name="0.0184471" table:display="true" table:show-details="true"/>
                <table:data-pilot-member table:name="0.0184793" table:display="true" table:show-details="true"/>
                <table:data-pilot-member table:name="0.0186467" table:display="true" table:show-details="true"/>
                <table:data-pilot-member table:name="0.0188167" table:display="true" table:show-details="true"/>
                <table:data-pilot-member table:name="0.0190573" table:display="true" table:show-details="true"/>
                <table:data-pilot-member table:name="0.0191399" table:display="true" table:show-details="true"/>
                <table:data-pilot-member table:name="0.0191567" table:display="true" table:show-details="true"/>
                <table:data-pilot-member table:name="0.0191733" table:display="true" table:show-details="true"/>
                <table:data-pilot-member table:name="0.0205499" table:display="true" table:show-details="true"/>
                <table:data-pilot-member table:name="0.021674" table:display="true" table:show-details="true"/>
                <table:data-pilot-member table:name="0.0240446" table:display="true" table:show-details="true"/>
                <table:data-pilot-member table:name="0.0245868" table:display="true" table:show-details="true"/>
                <table:data-pilot-member table:name="0.0251052" table:display="true" table:show-details="true"/>
                <table:data-pilot-member table:name="0.0252358" table:display="true" table:show-details="true"/>
                <table:data-pilot-member table:name="0.0263233" table:display="true" table:show-details="true"/>
                <table:data-pilot-member table:name="0.027237" table:display="true" table:show-details="true"/>
                <table:data-pilot-member table:name="0.0275987" table:display="true" table:show-details="true"/>
                <table:data-pilot-member table:name="0.0279698" table:display="true" table:show-details="true"/>
                <table:data-pilot-member table:name="0.0283533" table:display="true" table:show-details="true"/>
                <table:data-pilot-member table:name="0.0285148" table:display="true" table:show-details="true"/>
                <table:data-pilot-member table:name="0.0286123" table:display="true" table:show-details="true"/>
                <table:data-pilot-member table:name="0.0287364" table:display="true" table:show-details="true"/>
                <table:data-pilot-member table:name="0.0288246" table:display="true" table:show-details="true"/>
                <table:data-pilot-member table:name="0.0290335" table:display="true" table:show-details="true"/>
                <table:data-pilot-member table:name="0.0295342" table:display="true" table:show-details="true"/>
                <table:data-pilot-member table:name="0.0295589" table:display="true" table:show-details="true"/>
                <table:data-pilot-member table:name="0.0297536" table:display="true" table:show-details="true"/>
                <table:data-pilot-member table:name="0.0301167" table:display="true" table:show-details="true"/>
                <table:data-pilot-member table:name="0.0301697" table:display="true" table:show-details="true"/>
                <table:data-pilot-member table:name="0.0304574" table:display="true" table:show-details="true"/>
                <table:data-pilot-member table:name="0.0313255" table:display="true" table:show-details="true"/>
                <table:data-pilot-member table:name="0.0331146" table:display="true" table:show-details="true"/>
                <table:data-pilot-member table:name="0.0343033" table:display="true" table:show-details="true"/>
                <table:data-pilot-member table:name="0.0358366" table:display="true" table:show-details="true"/>
                <table:data-pilot-member table:name="0.0364546" table:display="true" table:show-details="true"/>
                <table:data-pilot-member table:name="0.0405111" table:display="true" table:show-details="true"/>
                <table:data-pilot-member table:name="0.0423535" table:display="true" table:show-details="true"/>
                <table:data-pilot-member table:name="0.0475879" table:display="true" table:show-details="true"/>
                <table:data-pilot-member table:name="0.0514417" table:display="true" table:show-details="true"/>
                <table:data-pilot-member table:name="0.0540556" table:display="true" table:show-details="true"/>
                <table:data-pilot-member table:name="0.0548777" table:display="true" table:show-details="true"/>
                <table:data-pilot-member table:name="0.0703503" table:display="true" table:show-details="true"/>
                <table:data-pilot-member table:name="0.101" table:display="true" table:show-details="true"/>
                <table:data-pilot-member table:name="0.105" table:display="true" table:show-details="true"/>
                <table:data-pilot-member table:name="0.109" table:display="true" table:show-details="true"/>
                <table:data-pilot-member table:name="0.112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23" table:display="true" table:show-details="true"/>
                <table:data-pilot-member table:name="0.128" table:display="true" table:show-details="true"/>
                <table:data-pilot-member table:name="0.132" table:display="true" table:show-details="true"/>
                <table:data-pilot-member table:name="0.137" table:display="true" table:show-details="true"/>
                <table:data-pilot-member table:name="0.139" table:display="true" table:show-details="true"/>
                <table:data-pilot-member table:name="0.14" table:display="true" table:show-details="true"/>
                <table:data-pilot-member table:name="0.141" table:display="true" table:show-details="true"/>
                <table:data-pilot-member table:name="0.145" table:display="true" table:show-details="true"/>
                <table:data-pilot-member table:name="0.152" table:display="true" table:show-details="true"/>
                <table:data-pilot-member table:name="0.155" table:display="true" table:show-details="true"/>
                <table:data-pilot-member table:name="0.157" table:display="true" table:show-details="true"/>
                <table:data-pilot-member table:name="0.159" table:display="true" table:show-details="true"/>
                <table:data-pilot-member table:name="0.166" table:display="true" table:show-details="true"/>
                <table:data-pilot-member table:name="0.167" table:display="true" table:show-details="true"/>
                <table:data-pilot-member table:name="0.168" table:display="true" table:show-details="true"/>
                <table:data-pilot-member table:name="0.174" table:display="true" table:show-details="true"/>
                <table:data-pilot-member table:name="0.176" table:display="true" table:show-details="true"/>
                <table:data-pilot-member table:name="0.177" table:display="true" table:show-details="true"/>
                <table:data-pilot-member table:name="0.179" table:display="true" table:show-details="true"/>
                <table:data-pilot-member table:name="0.182" table:display="true" table:show-details="true"/>
                <table:data-pilot-member table:name="0.183" table:display="true" table:show-details="true"/>
                <table:data-pilot-member table:name="0.186" table:display="true" table:show-details="true"/>
                <table:data-pilot-member table:name="0.188" table:display="true" table:show-details="true"/>
                <table:data-pilot-member table:name="0.2" table:display="true" table:show-details="true"/>
                <table:data-pilot-member table:name="0.212" table:display="true" table:show-details="true"/>
                <table:data-pilot-member table:name="0.227" table:display="true" table:show-details="true"/>
                <table:data-pilot-member table:name="0.239" table:display="true" table:show-details="true"/>
                <table:data-pilot-member table:name="0.241" table:display="true" table:show-details="true"/>
                <table:data-pilot-member table:name="0.25" table:display="true" table:show-details="true"/>
                <table:data-pilot-member table:name="0.253" table:display="true" table:show-details="true"/>
                <table:data-pilot-member table:name="0.263" table:display="true" table:show-details="true"/>
                <table:data-pilot-member table:name="0.264" table:display="true" table:show-details="true"/>
                <table:data-pilot-member table:name="0.274" table:display="true" table:show-details="true"/>
                <table:data-pilot-member table:name="0.279" table:display="true" table:show-details="true"/>
                <table:data-pilot-member table:name="0.281" table:display="true" table:show-details="true"/>
                <table:data-pilot-member table:name="0.292" table:display="true" table:show-details="true"/>
                <table:data-pilot-member table:name="0.293" table:display="true" table:show-details="true"/>
                <table:data-pilot-member table:name="1.54411" table:display="true" table:show-details="true"/>
                <table:data-pilot-member table:name="1.56132" table:display="true" table:show-details="true"/>
                <table:data-pilot-member table:name="1.56939" table:display="true" table:show-details="true"/>
                <table:data-pilot-member table:name="1.58049" table:display="true" table:show-details="true"/>
                <table:data-pilot-member table:name="1.58264" table:display="true" table:show-details="true"/>
                <table:data-pilot-member table:name="1.58311" table:display="true" table:show-details="true"/>
                <table:data-pilot-member table:name="1.6128" table:display="true" table:show-details="true"/>
                <table:data-pilot-member table:name="1.61448" table:display="true" table:show-details="true"/>
                <table:data-pilot-member table:name="1.61745" table:display="true" table:show-details="true"/>
                <table:data-pilot-member table:name="1.66058" table:display="true" table:show-details="true"/>
                <table:data-pilot-member table:name="1.66062" table:display="true" table:show-details="true"/>
                <table:data-pilot-member table:name="1.66404" table:display="true" table:show-details="true"/>
                <table:data-pilot-member table:name="1.83026" table:display="true" table:show-details="true"/>
                <table:data-pilot-member table:name="1.83734" table:display="true" table:show-details="true"/>
                <table:data-pilot-member table:name="1.87189" table:display="true" table:show-details="true"/>
                <table:data-pilot-member table:name="1.8845" table:display="true" table:show-details="true"/>
                <table:data-pilot-member table:name="1.94658" table:display="true" table:show-details="true"/>
                <table:data-pilot-member table:name="1.95599" table:display="true" table:show-details="true"/>
                <table:data-pilot-member table:name="1.96454" table:display="true" table:show-details="true"/>
                <table:data-pilot-member table:name="1.96547" table:display="true" table:show-details="true"/>
                <table:data-pilot-member table:name="1.97063" table:display="true" table:show-details="true"/>
                <table:data-pilot-member table:name="1.97089" table:display="true" table:show-details="true"/>
                <table:data-pilot-member table:name="1.97512" table:display="true" table:show-details="true"/>
                <table:data-pilot-member table:name="1.98071" table:display="true" table:show-details="true"/>
                <table:data-pilot-member table:name="1.98422" table:display="true" table:show-details="true"/>
                <table:data-pilot-member table:name="2.00234" table:display="true" table:show-details="true"/>
                <table:data-pilot-member table:name="2.00574" table:display="true" table:show-details="true"/>
                <table:data-pilot-member table:name="2.00692" table:display="true" table:show-details="true"/>
                <table:data-pilot-member table:name="2.00812" table:display="true" table:show-details="true"/>
                <table:data-pilot-member table:name="2.01077" table:display="true" table:show-details="true"/>
                <table:data-pilot-member table:name="2.0117" table:display="true" table:show-details="true"/>
                <table:data-pilot-member table:name="2.01457" table:display="true" table:show-details="true"/>
                <table:data-pilot-member table:name="2.0157" table:display="true" table:show-details="true"/>
                <table:data-pilot-member table:name="2.0179" table:display="true" table:show-details="true"/>
                <table:data-pilot-member table:name="2.01867" table:display="true" table:show-details="true"/>
                <table:data-pilot-member table:name="2.01883" table:display="true" table:show-details="true"/>
                <table:data-pilot-member table:name="2.0189" table:display="true" table:show-details="true"/>
                <table:data-pilot-member table:name="2.01899" table:display="true" table:show-details="true"/>
                <table:data-pilot-member table:name="2.02005" table:display="true" table:show-details="true"/>
                <table:data-pilot-member table:name="2.02143" table:display="true" table:show-details="true"/>
                <table:data-pilot-member table:name="2.02296" table:display="true" table:show-details="true"/>
                <table:data-pilot-member table:name="2.02663" table:display="true" table:show-details="true"/>
                <table:data-pilot-member table:name="2.03321" table:display="true" table:show-details="true"/>
                <table:data-pilot-member table:name="2.0337" table:display="true" table:show-details="true"/>
                <table:data-pilot-member table:name="2.03788" table:display="true" table:show-details="true"/>
                <table:data-pilot-member table:name="2.03794" table:display="true" table:show-details="true"/>
                <table:data-pilot-member table:name="2.05053" table:display="true" table:show-details="true"/>
                <table:data-pilot-member table:name="2.05253" table:display="true" table:show-details="true"/>
                <table:data-pilot-member table:name="2.06863" table:display="true" table:show-details="true"/>
                <table:data-pilot-member table:name="2.13544" table:display="true" table:show-details="true"/>
                <table:data-pilot-member table:name="2.32" table:display="true" table:show-details="true"/>
                <table:data-pilot-member table:name="2.579" table:display="true" table:show-details="true"/>
                <table:data-pilot-member table:name="2.66" table:display="true" table:show-details="true"/>
                <table:data-pilot-member table:name="2.675" table:display="true" table:show-details="true"/>
                <table:data-pilot-member table:name="3.044" table:display="true" table:show-details="true"/>
                <table:data-pilot-member table:name="3.086" table:display="true" table:show-details="true"/>
                <table:data-pilot-member table:name="3.098" table:display="true" table:show-details="true"/>
                <table:data-pilot-member table:name="3.145" table:display="true" table:show-details="true"/>
                <table:data-pilot-member table:name="3.228" table:display="true" table:show-details="true"/>
                <table:data-pilot-member table:name="3.294" table:display="true" table:show-details="true"/>
                <table:data-pilot-member table:name="3.314" table:display="true" table:show-details="true"/>
                <table:data-pilot-member table:name="3.318" table:display="true" table:show-details="true"/>
                <table:data-pilot-member table:name="3.328" table:display="true" table:show-details="true"/>
                <table:data-pilot-member table:name="3.426" table:display="true" table:show-details="true"/>
                <table:data-pilot-member table:name="3.656" table:display="true" table:show-details="true"/>
                <table:data-pilot-member table:name="3.69" table:display="true" table:show-details="true"/>
                <table:data-pilot-member table:name="3.692" table:display="true" table:show-details="true"/>
                <table:data-pilot-member table:name="3.701" table:display="true" table:show-details="true"/>
                <table:data-pilot-member table:name="3.732" table:display="true" table:show-details="true"/>
                <table:data-pilot-member table:name="3.835" table:display="true" table:show-details="true"/>
                <table:data-pilot-member table:name="3.865" table:display="true" table:show-details="true"/>
                <table:data-pilot-member table:name="3.871" table:display="true" table:show-details="true"/>
                <table:data-pilot-member table:name="3.949" table:display="true" table:show-details="true"/>
                <table:data-pilot-member table:name="4.083" table:display="true" table:show-details="true"/>
                <table:data-pilot-member table:name="4.114" table:display="true" table:show-details="true"/>
                <table:data-pilot-member table:name="4.188" table:display="true" table:show-details="true"/>
                <table:data-pilot-member table:name="4.212" table:display="true" table:show-details="true"/>
                <table:data-pilot-member table:name="4.486" table:display="true" table:show-details="true"/>
                <table:data-pilot-member table:name="4.516" table:display="true" table:show-details="true"/>
                <table:data-pilot-member table:name="4.53" table:display="true" table:show-details="true"/>
                <table:data-pilot-member table:name="4.536" table:display="true" table:show-details="true"/>
                <table:data-pilot-member table:name="4.552" table:display="true" table:show-details="true"/>
                <table:data-pilot-member table:name="4.569" table:display="true" table:show-details="true"/>
                <table:data-pilot-member table:name="4.573" table:display="true" table:show-details="true"/>
                <table:data-pilot-member table:name="4.587" table:display="true" table:show-details="true"/>
                <table:data-pilot-member table:name="4.596" table:display="true" table:show-details="true"/>
                <table:data-pilot-member table:name="4.636" table:display="true" table:show-details="true"/>
                <table:data-pilot-member table:name="4.637" table:display="true" table:show-details="true"/>
                <table:data-pilot-member table:name="4.656" table:display="true" table:show-details="true"/>
                <table:data-pilot-member table:name="4.671" table:display="true" table:show-details="true"/>
                <table:data-pilot-member table:name="4.687" table:display="true" table:show-details="true"/>
                <table:data-pilot-member table:name="4.792" table:display="true" table:show-details="true"/>
                <table:data-pilot-member table:name="4.801" table:display="true" table:show-details="true"/>
                <table:data-pilot-member table:name="4.841" table:display="true" table:show-details="true"/>
                <table:data-pilot-member table:name="4.884" table:display="true" table:show-details="true"/>
                <table:data-pilot-member table:name="4.943" table:display="true" table:show-details="true"/>
                <table:data-pilot-member table:name="4.961" table:display="true" table:show-details="true"/>
                <table:data-pilot-member table:name="5.146" table:display="true" table:show-details="true"/>
                <table:data-pilot-member table:name="5.24" table:display="true" table:show-details="true"/>
                <table:data-pilot-member table:name="5.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17:51:48.710966041</dc:date>
    <meta:editing-duration>PT1M47S</meta:editing-duration>
    <meta:editing-cycles>1</meta:editing-cycles>
    <meta:generator>LibreOffice/7.4.7.2$Linux_X86_64 LibreOffice_project/40$Build-2</meta:generator>
    <meta:document-statistic meta:table-count="2" meta:cell-count="1758" meta:object-count="0"/>
  </office:meta>
</office:document-meta>
</file>